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none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italic" style:text-underline-style="none" style:font-style-asian="italic" style:font-style-complex="italic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Текущ контрол ООП – пркатикум</text:p>
      <text:p text:style-name="P6">сп. Информатика 2017г.</text:p>
      <text:p text:style-name="P1"><text:s/><text:span text:style-name="T5">име:</text:span> <text:s text:c="107"/><text:span text:style-name="T5">фн :</text:span></text:p>
      <text:p text:style-name="Standard"><text:span text:style-name="T2"><text:tab/><text:tab/><text:tab/><text:tab/><text:tab/><text:tab/><text:tab/><text:tab/><text:tab/><text:tab/></text:span><text:span text:style-name="T6">вариант: </text:span><text:span text:style-name="T8">А</text:span></text:p>
      <text:p text:style-name="Standard"><text:span text:style-name="T8"/></text:p>
      <text:p text:style-name="P4">Следвайки добрите ООП практики реализирайте клас GrString , предвиден за работа със символни низове , който да поддържа следните оператори :</text:p>
      <text:p text:style-name="P4"><text:s text:c="2"/></text:p>
      <text:p text:style-name="P4"><text:s text:c="3"/>- оператор += , който към даден стринг конкатенира друг</text:p>
      <text:p text:style-name="P4"><text:s text:c="3"/>- оператор + , конкатенира два стринга</text:p>
      <text:p text:style-name="P4"><text:s text:c="3"/>-оператор за четене от поток &gt;&gt;</text:p>
      <text:p text:style-name="P4"><text:s text:c="3"/>-оператор == , сравнява два стринга по тежест ,</text:p>
      <text:p text:style-name="P4"><text:tab/><text:tab/><text:tab/> връща true &lt;=&gt; двата стринга са с еднаква тежест</text:p>
      <text:p text:style-name="P4"><text:s text:c="3"/>-оператор /= , който като резултат дават разликата на даден стринг </text:p>
      <text:p text:style-name="P4"><text:tab/><text:tab/><text:tab/>с друг </text:p>
      <text:p text:style-name="P4"><text:s text:c="3"/>-оператор / , връща разликата на два стринга</text:p>
      <text:p text:style-name="P4"><text:s text:c="2"/></text:p>
      <text:p text:style-name="P4"><text:s text:c="3"/>Упътване :</text:p>
      <text:p text:style-name="P4"><text:s text:c="3"/>Разлика на два стринга дефинираме така :</text:p>
      <text:p text:style-name="P4"><text:s text:c="3"/>Всички символи , които се съдържат в първия стринг , но не са част</text:p>
      <text:p text:style-name="P4"><text:s text:c="3"/>от втория.</text:p>
      <text:p text:style-name="P4"><text:s text:c="3"/>пример : ABCDEF / BCDGHJ -&gt; AEF</text:p>
      <text:p text:style-name="P4"><text:s text:c="3"/></text:p>
      <text:p text:style-name="P4"><text:s text:c="3"/>Тежест на стринг : сумата от ASCII кодовете на символите на стринга.</text:p>
      <text:p text:style-name="P4"><text:s text:c="3"/></text:p>
      <text:p text:style-name="P4"><text:s/>Демонстрирайте използването на операторите в кратка <text:span text:style-name="T1">main функция.</text:span></text:p>
      <text:p text:style-name="Standard"><text:s text:c="3"/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Текущ контрол ООП – пркатикум</text:p>
      <text:p text:style-name="P6">сп. Информатика 2017г.</text:p>
      <text:p text:style-name="P6"/>
      <text:p text:style-name="P1"><text:span text:style-name="T5"><text:s/>име: <text:s text:c="3"/></text:span><text:s text:c="103"/><text:span text:style-name="T5"><text:s/>фн :</text:span></text:p>
      <text:p text:style-name="P1"><text:tab/><text:tab/><text:tab/><text:tab/><text:tab/><text:tab/><text:tab/><text:tab/><text:tab/> <text:s text:c="9"/><text:span text:style-name="T5">вариант:</text:span> <text:span text:style-name="T7">Б</text:span></text:p>
      <text:p text:style-name="P1"><text:span text:style-name="T4"/></text:p>
      <text:p text:style-name="P4">Следвайки добрите ООП практики реализирайте клас MulString , предвиден за работа със символни низове , който да поддържа следните оператори :</text:p>
      <text:p text:style-name="P4"><text:s text:c="3"/></text:p>
      <text:p text:style-name="P4"><text:s text:c="3"/>- оператор *= , който по поддадено цяло число k <text:s/>мултиплицира</text:p>
      <text:p text:style-name="P4"><text:tab/><text:tab/><text:tab/>съдържанието на даден стринг k пъти</text:p>
      <text:p text:style-name="P4"><text:s text:c="3"/>- оператор * , който по поддадени стринг и число връща стринг, <text:tab/><text:tab/><text:tab/><text:tab/>чието съдържание е мултиплицираното k пъти <text:tab/><text:tab/><text:tab/><text:tab/>съдържание на поддадения стринг</text:p>
      <text:p text:style-name="P4"><text:s text:c="3"/>-оператор за записване в поток &lt;&lt;</text:p>
      <text:p text:style-name="P4"><text:s text:c="3"/>-оператор != , сравнява два стринга по тежест , </text:p>
      <text:p text:style-name="P4"><text:s/><text:tab/><text:tab/><text:tab/>връща true &lt;=&gt; двата стринга са с различна тежест</text:p>
      <text:p text:style-name="P4"><text:s text:c="3"/>-оператор %= , който като резултат дава обеднинението без <text:tab/><text:tab/><text:tab/><text:tab/><text:tab/> <text:s/>повторения на даден стринг с друг</text:p>
      <text:p text:style-name="P4"><text:s text:c="3"/>-оператор % , който като резултат дават обеднинението без <text:tab/><text:tab/><text:tab/><text:tab/><text:tab/>повторения на два стринга </text:p>
      <text:p text:style-name="P4"><text:s text:c="4"/></text:p>
      <text:p text:style-name="P4"><text:s text:c="3"/>Упътване:</text:p>
      <text:p text:style-name="P4"><text:s text:c="3"/>Обединение без повторения на два стринга дефинираме като :</text:p>
      <text:p text:style-name="P4"><text:s text:c="3"/>Всички символи , които се съдържат в първия и втория стринг </text:p>
      <text:p text:style-name="P4"><text:s text:c="3"/>записани еднократно.Наредбата в резултата не е от значение.</text:p>
      <text:p text:style-name="P4"><text:s text:c="3"/>пример : ABCDEFABJ % BCDGHJ -&gt; ABCDEFJGH</text:p>
      <text:p text:style-name="P4"><text:s text:c="3"/></text:p>
      <text:p text:style-name="P4"><text:s text:c="3"/>Тежест на стринг : сумата от ASCII кодовете на символите на <text:s text:c="2"/></text:p>
      <text:p text:style-name="P4"><text:s text:c="3"/>стринга.</text:p>
      <text:p text:style-name="P4"><text:s text:c="3"/></text:p>
      <text:p text:style-name="P5"><text:s text:c="2"/>Демонстрирайте използването на операторите в кратка main функция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4T14:58:03.88</meta:creation-date>
    <dc:date>2017-04-24T21:25:22.52</dc:date>
    <meta:editing-duration>PT22M21S</meta:editing-duration>
    <meta:editing-cycles>3</meta:editing-cycles>
    <meta:generator>OpenOffice/4.1.2$Win32 OpenOffice.org_project/412m3$Build-9782</meta:generator>
    <meta:print-date>2017-04-24T21:24:25.85</meta:print-date>
    <meta:document-statistic meta:table-count="0" meta:image-count="0" meta:object-count="0" meta:page-count="2" meta:paragraph-count="50" meta:word-count="329" meta:character-count="2329"/>
  </office:meta>
</office:document-meta>
</file>